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500000145422F6EF5D2B44EB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ymbol" svg:font-family="Symbol" style:font-charset="x-symbol"/>
    <style:font-face style:name="Calibri" svg:font-family="Calibri"/>
    <style:font-face style:name="ＭＳ Ｐゴシック" svg:font-family="'ＭＳ Ｐゴシック'" style:font-pitch="fixed"/>
    <style:font-face style:name="Arial" svg:font-family="Arial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Times New Roman2" svg:font-family="'Times New Roman'" style:font-pitch="variable"/>
    <style:font-face style:name="ＭＳ Ｐゴシック1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Times New Roman1" svg:font-family="'Times New Roman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Заглавие1-title">
      <style:graphic-properties draw:stroke="none" draw:fill="none" draw:fill-color="#bbe0e3" draw:textarea-horizontal-align="justify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Заглавие1-subtitle">
      <style:graphic-properties draw:stroke="none" draw:fill="none" draw:fill-color="#bbe0e3" draw:textarea-horizontal-align="justify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Заглавие1-notes">
      <style:graphic-properties draw:stroke="none" draw:fill="none" draw:fill-color="#bbe0e3" draw:textarea-horizontal-align="justify" draw:textarea-vertical-align="top" fo:min-height="11.43cm" draw:shadow-color="#808080"/>
      <style:paragraph-properties style:writing-mode="lr-tb"/>
    </style:style>
    <style:style style:name="pr4" style:family="presentation" style:parent-style-name="Обычный-title">
      <style:graphic-properties draw:stroke="none" draw:fill="none" draw:fill-color="#00cc99" draw:textarea-horizontal-align="justify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Обычный-outline1">
      <style:graphic-properties draw:stroke="none" draw:fill="none" draw:fill-color="#00cc99" draw:textarea-horizontal-align="justify" draw:textarea-vertical-align="top" fo:min-height="15.153cm" draw:shadow-color="#808080"/>
      <style:paragraph-properties style:writing-mode="lr-tb"/>
    </style:style>
    <style:style style:name="pr6" style:family="presentation" style:parent-style-name="Обычный-notes">
      <style:graphic-properties draw:stroke="none" draw:fill="none" draw:fill-color="#00cc99" draw:textarea-horizontal-align="justify" draw:textarea-vertical-align="top" fo:min-height="11.43cm" draw:shadow-color="#808080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bbe0e3"/>
      <style:paragraph-properties fo:margin-left="0cm" fo:margin-right="0cm" fo:margin-top="0.264cm" fo:margin-bottom="0cm" fo:line-height="100%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bbe0e3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00cc99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5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00cc99"/>
      <style:paragraph-properties style:writing-mode="lr-tb"/>
    </style:style>
    <style:style style:name="P10" style:family="paragraph">
      <loext:graphic-properties draw:fill="none" draw:fill-color="#00cc99"/>
      <style:paragraph-properties style:writing-mode="lr-tb"/>
      <style:text-properties fo:font-size="12pt"/>
    </style:style>
    <style:style style:name="T1" style:family="text">
      <style:text-properties fo:language="de" fo:country="DE" fo:font-weight="normal" style:language-asian="de" style:country-asian="DE" style:font-weight-asian="normal" style:language-complex="de" style:country-complex="DE" style:font-weight-complex="normal"/>
    </style:style>
    <style:style style:name="T2" style:family="text">
      <style:text-properties fo:language="de" fo:country="DE" style:language-asian="de" style:country-asian="DE" style:language-complex="de" style:country-complex="DE"/>
    </style:style>
    <style:style style:name="T3" style:family="text">
      <style:text-properties fo:color="#003b79" loext:opacity="100%" style:font-name="Arial" fo:font-size="12pt" fo:language="de" fo:country="DE" style:font-name-asian="ＭＳ Ｐゴシック" style:font-size-asian="12pt" style:language-asian="de" style:country-asian="DE" style:font-name-complex="ＭＳ Ｐゴシック" style:font-size-complex="12pt" style:language-complex="de" style:country-complex="DE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3b79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draw:page draw:name="Titel Untertitel" draw:style-name="dp1" draw:master-page-name="Заглавие1" presentation:presentation-page-layout-name="AL1T0"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bschlusspäsentation Java 2</text:span><text:span text:style-name="T1"><text:line-break/></text:span><text:span text:style-name="T1">Bibo</text:span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2">Valerii Drobiazho</text:span></text:p>
                <text:p text:style-name="P1"><text:span text:style-name="T2"/></text:p>
                <text:p text:style-name="P1"><text:span text:style-name="T2">Erfurt University of Applied Sciences </text:span></text:p>
              </text:list-header>
            </text:list>
          </draw:text-box>
        </draw:frame>
        <draw:custom-shape draw:style-name="gr1" draw:text-style-name="P4" draw:layer="layout" svg:width="14.627cm" svg:height="0.768cm" svg:x="0.873cm" svg:y="17.965cm">
          <text:list text:style-name="L1">
            <text:list-header>
              <text:p text:style-name="P3"><text:span text:style-name="T3">Valerii Drobiazgh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7" draw:layer="layout" svg:width="18.401cm" svg:height="1.398cm" svg:x="0.899cm" svg:y="0.992cm" presentation:class="title" presentation:user-transformed="true">
          <draw:text-box>
            <text:p text:style-name="P6"><text:span text:style-name="T2">Projektidee</text:span></text:p>
          </draw:text-box>
        </draw:frame>
        <draw:frame presentation:style-name="pr5" draw:text-style-name="P9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8">Bibliotheken System</text:p>
              </text:list-item>
              <text:list-item>
                <text:p text:style-name="P8">Leihe und Rückgabe von Büchern</text:p>
              </text:list-item>
              <text:list-item>
                <text:p text:style-name="P8">Verfügbarkeit von Büchern soll an Hand von ISBN und Titel überprüft werden.</text:p>
              </text:list-item>
              <text:list-item>
                <text:p text:style-name="P8">Bücher sollen in das System hinzufügt und gelöscht werden können.</text:p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7" draw:layer="layout" svg:width="18.401cm" svg:height="1.398cm" svg:x="0.899cm" svg:y="0.992cm" presentation:class="title" presentation:user-transformed="true">
          <draw:text-box>
            <text:p text:style-name="P6"><text:span text:style-name="T2">Was wurde erreicht</text:span></text:p>
          </draw:text-box>
        </draw:frame>
        <draw:frame presentation:style-name="pr5" draw:text-style-name="P9" draw:layer="layout" svg:width="24.5cm" svg:height="15.403cm" svg:x="0.9cm" svg:y="2.923cm" presentation:class="outline" presentation:user-transformed="true">
          <draw:text-box>
            <text:list text:style-name="L3"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7" draw:layer="layout" svg:width="18.401cm" svg:height="1.398cm" svg:x="0.899cm" svg:y="0.992cm" presentation:class="title" presentation:user-transformed="true">
          <draw:text-box>
            <text:p text:style-name="P6"><text:span text:style-name="T2">Welche Probleme gab es?</text:span></text:p>
          </draw:text-box>
        </draw:frame>
        <draw:frame presentation:style-name="pr5" draw:text-style-name="P9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8">Zeitmanagement (die Illusion, dass noch genug Zeit ist)</text:p>
              </text:list-item>
              <text:list-item>
                <text:p text:style-name="P8">Personalmangel auf Arbeit (häufige Überstunden)</text:p>
                <text:p text:style-name="P8"/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text-style-name="P7" draw:layer="layout" svg:width="18.401cm" svg:height="1.398cm" svg:x="0.899cm" svg:y="0.992cm" presentation:class="title" presentation:user-transformed="true">
          <draw:text-box>
            <text:p text:style-name="P6"><text:span text:style-name="T2">Was wurde gelernt</text:span></text:p>
          </draw:text-box>
        </draw:frame>
        <draw:frame presentation:style-name="pr5" draw:text-style-name="P9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8">Vertiefung Java Kenntis</text:p>
              </text:list-item>
              <text:list-item>
                <text:p text:style-name="P8">Datenbankzugriff mit JPA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text-style-name="P7" draw:layer="layout" svg:width="18.401cm" svg:height="1.398cm" svg:x="0.899cm" svg:y="0.992cm" presentation:class="title" presentation:user-transformed="true">
          <draw:text-box>
            <text:p text:style-name="P6"><text:span text:style-name="T2">Was ist noch offen</text:span></text:p>
          </draw:text-box>
        </draw:frame>
        <draw:frame presentation:style-name="pr5" draw:text-style-name="P9" draw:layer="layout" svg:width="24.5cm" svg:height="15.403cm" svg:x="0.9cm" svg:y="2.923cm" presentation:class="outline">
          <draw:text-box>
            <text:list text:style-name="L2">
              <text:list-item>
                <text:p text:style-name="P8">Datenbank mit JPA verbinden</text:p>
              </text:list-item>
              <text:list-item>
                <text:p text:style-name="P8">Webservice</text:p>
              </text:list-item>
              <text:list-item>
                <text:p text:style-name="P8">Docker</text:p>
              </text:list-item>
              <text:list-item>
                <text:p text:style-name="P8">Unit Tests</text:p>
              </text:list-item>
              <text:list-item>
                <text:p text:style-name="P8">Dokumentation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text-style-name="P7" draw:layer="layout" svg:width="18.401cm" svg:height="1.398cm" svg:x="0.899cm" svg:y="0.992cm" presentation:class="title" presentation:user-transformed="true">
          <draw:text-box>
            <text:p><text:s/></text:p>
          </draw:text-box>
        </draw:frame>
        <draw:frame presentation:style-name="pr5" draw:text-style-name="P9" draw:layer="layout" svg:width="24.5cm" svg:height="15.403cm" svg:x="0.9cm" svg:y="2.923cm" presentation:class="outline">
          <draw:text-box>
            <text:list text:style-name="L2">
              <text:list-item>
                <text:p text:style-name="P8">Danke für Aufmerksamkei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6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ymbol" svg:font-family="Symbol" style:font-charset="x-symbol"/>
    <style:font-face style:name="Calibri" svg:font-family="Calibri"/>
    <style:font-face style:name="ＭＳ Ｐゴシック" svg:font-family="'ＭＳ Ｐゴシック'" style:font-pitch="fixed"/>
    <style:font-face style:name="Arial" svg:font-family="Arial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Times New Roman2" svg:font-family="'Times New Roman'" style:font-pitch="variable"/>
    <style:font-face style:name="ＭＳ Ｐゴシック1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Times New Roman1" svg:font-family="'Times New Roman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e7e7e7" draw:end-color="#ffffff" draw:start-intensity="100%" draw:end-intensity="100%" draw:angle="0deg" draw:border="0%"/>
    <draw:gradient draw:name="Gradient_20_2" draw:display-name="Gradient 2" draw:style="linear" draw:start-color="#e8e8e8" draw:end-color="#ffffff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family-generic-asian="system" style:font-pitch-asian="variable" style:font-size-asian="24pt" style:font-style-asian="normal" style:font-weight-asian="normal" style:font-name-complex="Lucida Sans1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1" style:font-family-asian="'Microsoft YaHei'" style:font-family-generic-asian="system" style:font-pitch-asian="variable" style:font-size-asian="12pt" style:font-style-asian="normal" style:font-weight-asian="normal" style:font-name-complex="Lucida Sans1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Arial" fo:color="#003b7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3b7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3b7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b79" loext:opacity="100%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fo:background-color="transparent" style:font-name-asian="Microsoft YaHei1" style:font-family-asian="'Microsoft YaHei'" style:font-family-generic-asian="system" style:font-pitch-asian="variable" style:font-size-asian="22pt" style:font-style-asian="normal" style:font-weight-asian="normal" style:font-name-complex="Lucida Sans1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loext:opacity="100%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3b79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3b7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b79" loext:opacity="100%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fo:background-color="transparent" style:font-name-asian="Microsoft YaHei1" style:font-family-asian="'Microsoft YaHei'" style:font-family-generic-asian="system" style:font-pitch-asian="variable" style:font-size-asian="22pt" style:font-style-asian="normal" style:font-weight-asian="normal" style:font-name-complex="Lucida Sans1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b79" loext:opacity="100%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fo:background-color="transparent" style:font-name-asian="Microsoft YaHei1" style:font-family-asian="'Microsoft YaHei'" style:font-family-generic-asian="system" style:font-pitch-asian="variable" style:font-size-asian="36pt" style:font-style-asian="normal" style:font-weight-asian="bold" style:font-name-complex="Lucida Sans1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2pt" style:font-style-asian="normal" style:font-weight-asian="normal" style:font-name-complex="Lucida Sans1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auto-grow-height="false" draw:fit-to-size="false" style:shrink-to-fit="true">
        <text:list-style style:name="Заглавие1-outline1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3b79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3b7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b79" loext:opacity="100%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2pt" style:font-style-asian="normal" style:font-weight-asian="normal" style:font-name-complex="Lucida Sans1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1.27cm" fo:margin-right="0cm" fo:margin-top="0.194cm" fo:margin-bottom="0.19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loext:opacity="100%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2.54cm" fo:margin-right="0cm" fo:margin-top="0.176cm" fo:margin-bottom="0.176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3.81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subtitle" style:family="presentation">
      <style:graphic-properties draw:stroke="none" draw:fill="none" draw:fill-color="#bbe0e3" draw:textarea-horizontal-align="justify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>
        <text:list-style style:name="Заглавие1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3b79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3b7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b79" loext:opacity="100%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2pt" style:font-style-asian="normal" style:font-weight-asian="normal" style:font-name-complex="Lucida Sans1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fill-color="#bbe0e3" draw:textarea-horizontal-align="justify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>
        <text:list-style style:name="Заглавие1-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b79" loext:opacity="100%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36pt" style:font-style-asian="normal" style:font-weight-asian="bold" style:font-name-complex="Lucida Sans1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5">
      <style:graphic-properties draw:stroke="none" draw:fill="solid" draw:fill-color="#bbccdd" draw:textarea-horizontal-align="justify" draw:textarea-vertical-align="middle" draw:auto-grow-height="false" fo:min-height="0.463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Mgr7" style:family="graphic" style:parent-style-name="standard" style:list-style-name="M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 style:list-style-name="ML5">
      <style:graphic-properties draw:stroke="none" draw:fill="solid" draw:fill-color="#e0e0e0" draw:textarea-horizontal-align="justify" draw:textarea-vertical-align="middle" draw:auto-grow-height="false" fo:min-height="0.459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Mgr9" style:family="graphic" style:parent-style-name="standard" style:list-style-name="M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solid" draw:fill-color="#003b79" draw:textarea-horizontal-align="left" draw:textarea-vertical-align="middle" draw:auto-grow-height="false" fo:min-height="0.463cm" fo:min-width="2.177cm" fo:padding-top="0.13cm" fo:padding-bottom="0.13cm" fo:padding-left="0.25cm" fo:padding-right="0.25cm" fo:wrap-option="no-wrap" draw:shadow-color="#808080"/>
    </style:style>
    <style:style style:name="Mgr11" style:family="graphic" style:parent-style-name="Объект_20_без_20_заливки_20_и_20_линий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gradient" draw:fill-color="#e7e7e7" draw:fill-gradient-name="Gradient_20_1" draw:textarea-horizontal-align="left" draw:textarea-vertical-align="middle" draw:auto-grow-height="false" fo:min-height="16.087cm" fo:min-width="2.177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solid" svg:stroke-width="0.035cm" svg:stroke-color="#7799bb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7799bb" draw:textarea-horizontal-align="left" draw:textarea-vertical-align="middle" draw:auto-grow-height="false" fo:min-height="0.463cm" fo:min-width="2.177cm" fo:padding-top="0.13cm" fo:padding-bottom="0.13cm" fo:padding-left="0.25cm" fo:padding-right="0.25cm" fo:wrap-option="no-wrap" draw:shadow-color="#808080"/>
    </style:style>
    <style:style style:name="Mgr15" style:family="graphic" style:parent-style-name="standard" style:list-style-name="M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5">
      <style:graphic-properties draw:stroke="none" draw:fill="solid" draw:fill-color="#e0e0e0" draw:textarea-horizontal-align="justify" draw:textarea-vertical-align="middle" draw:auto-grow-height="false" fo:min-height="1.217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>
      <style:graphic-properties draw:stroke="none" draw:fill="solid" draw:fill-color="#003b79" draw:textarea-horizontal-align="left" draw:textarea-vertical-align="middle" draw:auto-grow-height="false" fo:min-height="1.217cm" fo:min-width="3.993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gradient" draw:fill-color="#e8e8e8" draw:fill-gradient-name="Gradient_20_2" draw:textarea-horizontal-align="left" draw:textarea-vertical-align="middle" draw:auto-grow-height="false" fo:min-height="14.169cm" fo:min-width="4.007cm" fo:padding-top="0.13cm" fo:padding-bottom="0.13cm" fo:padding-left="0.25cm" fo:padding-right="0.25cm" fo:wrap-option="no-wrap" draw:shadow-color="#808080"/>
    </style:style>
    <style:style style:name="Mgr21" style:family="graphic" style:parent-style-name="standard" style:list-style-name="ML5">
      <style:graphic-properties draw:stroke="none" draw:fill="solid" draw:fill-color="#bbccdd" draw:textarea-horizontal-align="justify" draw:textarea-vertical-align="middle" draw:auto-grow-height="false" fo:min-height="1.218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Mgr22" style:family="graphic" style:parent-style-name="standard">
      <style:graphic-properties draw:stroke="none" draw:fill="solid" draw:fill-color="#7799bb" draw:textarea-horizontal-align="left" draw:textarea-vertical-align="middle" draw:auto-grow-height="false" fo:min-height="1.217cm" fo:min-width="3.989cm" fo:padding-top="0.13cm" fo:padding-bottom="0.13cm" fo:padding-left="0.25cm" fo:padding-right="0.25cm" fo:wrap-option="no-wrap" draw:shadow-color="#808080"/>
    </style:style>
    <style:style style:name="Mpr1" style:family="presentation" style:parent-style-name="Заглавие1-backgroundobjects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Заглавие1-backgroundobjects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line-height="100%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solid" draw:fill-color="#bbccdd"/>
      <style:paragraph-properties fo:margin-left="0cm" fo:margin-right="0cm" fo:line-height="100%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solid" draw:fill-color="#e0e0e0"/>
      <style:paragraph-properties fo:margin-left="0cm" fo:margin-right="0cm" fo:line-height="100%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margin-top="0.264cm" fo:margin-bottom="0cm" fo:line-height="100%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00cc99"/>
      <style:paragraph-properties fo:margin-left="0cm" fo:margin-right="0cm" fo:margin-top="0.264cm" fo:margin-bottom="0cm" fo:line-height="100%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solid" draw:fill-color="#003b79"/>
      <style:paragraph-properties style:writing-mode="lr-tb" style:font-independent-line-spacing="true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P12" style:family="paragraph">
      <loext:graphic-properties draw:fill="gradient" draw:fill-color="#e7e7e7" draw:fill-gradient-name="Gradient_20_1"/>
      <style:paragraph-properties style:writing-mode="lr-tb" style:font-independent-line-spacing="true"/>
    </style:style>
    <style:style style:name="MP13" style:family="paragraph">
      <loext:graphic-properties draw:fill="solid" draw:fill-color="#7799bb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64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5" style:family="paragraph">
      <loext:graphic-properties draw:fill="none" draw:fill-color="#00cc99"/>
      <style:paragraph-properties fo:margin-left="0cm" fo:margin-right="0cm" fo:margin-top="0.26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6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7" style:family="paragraph">
      <loext:graphic-properties draw:fill="none" draw:fill-color="#00cc99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9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0" style:family="paragraph">
      <loext:graphic-properties draw:fill="gradient" draw:fill-color="#e8e8e8" draw:fill-gradient-name="Gradient_20_2"/>
      <style:paragraph-properties style:writing-mode="lr-tb" style:font-independent-line-spacing="true"/>
    </style:style>
    <style:style style:name="MT1" style:family="text">
      <style:text-properties fo:color="#ffcc66" loext:opacity="100%" style:font-name="Frutiger 45 Light" fo:font-size="12pt" fo:language="de" fo:country="DE" fo:font-weight="bold" style:font-size-asian="12pt" style:language-asian="de" style:country-asian="DE" style:font-weight-asian="bold" style:font-size-complex="12pt" style:language-complex="de" style:country-complex="DE" style:font-weight-complex="bold"/>
    </style:style>
    <style:style style:name="MT2" style:family="text">
      <style:text-properties fo:color="#003b79" loext:opacity="100%" style:font-name="Arial" fo:font-size="12pt" fo:language="de" fo:country="DE" style:font-name-asian="ＭＳ Ｐゴシック" style:font-size-asian="12pt" style:language-asian="de" style:country-asian="DE" style:font-name-complex="ＭＳ Ｐゴシック" style:font-size-complex="12pt" style:language-complex="de" style:country-complex="DE"/>
    </style:style>
    <style:style style:name="MT3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номер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Обычный" style:page-layout-name="PM1" draw:style-name="Mdp1">
      <draw:frame presentation:style-name="Обычный-outline1" draw:layer="backgroundobjects" svg:width="24.5cm" svg:height="15.403cm" svg:x="0.9cm" svg:y="2.923cm" presentation:class="outline" presentation:placeholder="true">
        <draw:text-box/>
      </draw:frame>
      <draw:frame presentation:style-name="Обычный-title" draw:layer="backgroundobjects" svg:width="18.401cm" svg:height="1.398cm" svg:x="0.899cm" svg:y="0.992cm" presentation:class="title" presentation:placeholder="true">
        <draw:text-box/>
      </draw:frame>
      <draw:custom-shape draw:style-name="Mgr6" draw:text-style-name="MP6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8" draw:text-style-name="MP7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14.817cm" svg:height="0.768cm" svg:x="0.882cm" svg:y="18.287cm">
        <text:list text:style-name="ML2">
          <text:list-header>
            <text:p text:style-name="MP8"><text:span text:style-name="MT2">Vorname Nachnam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0" draw:text-style-name="MP10" draw:layer="backgroundobjects" svg:width="2.677cm" svg:height="0.723cm" svg:x="19.301cm" svg:y="-0.004cm">
        <text:p/>
        <draw:enhanced-geometry svg:viewBox="0 0 21600 21600" draw:mirror-vertical="true" draw:type="rectangle" draw:enhanced-path="M 0 0 L 21600 0 21600 21600 0 21600 0 0 Z N"/>
      </draw:custom-shape>
      <draw:frame draw:style-name="Mgr11" draw:text-style-name="MP11" draw:layer="backgroundobjects" svg:width="5.207cm" svg:height="1.623cm" svg:x="19.293cm" svg:y="1.279cm">
        <draw:image xlink:href="Pictures/100002010000041500000145422F6EF5D2B44EB8.png" xlink:type="simple" xlink:show="embed" xlink:actuate="onLoad" draw:mime-type="image/png">
          <text:p/>
        </draw:image>
      </draw:frame>
      <draw:custom-shape draw:style-name="Mgr12" draw:text-style-name="MP12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3" draw:text-style-name="MP11" draw:layer="backgroundobjects" svg:x1="-0.013cm" svg:y1="2.681cm" svg:x2="21.978cm" svg:y2="2.69cm">
        <text:p/>
      </draw:line>
      <draw:custom-shape draw:style-name="Mgr14" draw:text-style-name="MP13" draw:layer="backgroundobjects" svg:width="2.677cm" svg:height="0.723cm" svg:x="19.301cm" svg:y="18.327cm">
        <text:p/>
        <draw:enhanced-geometry svg:viewBox="0 0 21600 21600" draw:mirror-vertical="true" draw:type="rectangle" draw:enhanced-path="M 0 0 L 21600 0 21600 21600 0 21600 0 0 Z N"/>
      </draw:custom-shape>
      <draw:custom-shape draw:style-name="Mgr15" draw:text-style-name="MP15" draw:layer="backgroundobjects" svg:width="2.69cm" svg:height="0.768cm" svg:x="19.288cm" svg:y="18.322cm">
        <text:list text:style-name="ML2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6" draw:text-style-name="MP17" draw:layer="backgroundobjects" svg:width="8.255cm" svg:height="1.27cm" svg:x="-0.001cm" svg:y="0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draw:style-name="Mgr16" draw:text-style-name="MP19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5cm" svg:x="3.175cm" svg:y="1.904cm" presentation:class="page"/>
        <draw:frame presentation:style-name="Обычный-notes" draw:layer="backgroundobjects" svg:width="13.97cm" svg:height="11.43cm" svg:x="2.54cm" svg:y="12.065cm" presentation:class="notes" presentation:placeholder="true">
          <draw:text-box/>
        </draw:frame>
        <draw:frame draw:style-name="Mgr17" draw:text-style-name="MP17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draw:style-name="Mgr17" draw:text-style-name="MP19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custom-shape draw:style-name="Mgr18" draw:text-style-name="MP7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19" draw:text-style-name="MP10" draw:layer="backgroundobjects" svg:width="4.493cm" svg:height="1.477cm" svg:x="15.58cm" svg:y="-0.004cm">
        <text:p/>
        <draw:enhanced-geometry svg:viewBox="0 0 21600 21600" draw:mirror-vertical="true" draw:type="rectangle" draw:enhanced-path="M 0 0 L 21600 0 21600 21600 0 21600 0 0 Z N"/>
      </draw:custom-shape>
      <draw:frame draw:style-name="Mgr11" draw:text-style-name="MP11" draw:layer="backgroundobjects" svg:width="8.704cm" svg:height="2.712cm" svg:x="15.58cm" svg:y="2.35cm">
        <draw:image xlink:href="Pictures/100002010000041500000145422F6EF5D2B44EB8.png" xlink:type="simple" xlink:show="embed" xlink:actuate="onLoad" draw:mime-type="image/png">
          <text:p/>
        </draw:image>
      </draw:frame>
      <draw:custom-shape draw:style-name="Mgr20" draw:text-style-name="MP20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21" draw:text-style-name="MP6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3" draw:text-style-name="MP11" draw:layer="backgroundobjects" svg:x1="0.004cm" svg:y1="4.616cm" svg:x2="20.073cm" svg:y2="4.607cm">
        <text:p/>
      </draw:line>
      <draw:custom-shape draw:style-name="Mgr22" draw:text-style-name="MP13" draw:layer="backgroundobjects" svg:width="4.489cm" svg:height="1.477cm" svg:x="15.58cm" svg:y="17.573cm">
        <text:p/>
        <draw:enhanced-geometry svg:viewBox="0 0 21600 21600" draw:mirror-vertical="true" draw:type="rectangle" draw:enhanced-path="M 0 0 L 21600 0 21600 21600 0 21600 0 0 Z N"/>
      </draw:custom-shape>
      <draw:frame presentation:style-name="Заглавие1-subtitle" draw:layer="backgroundobjects" svg:width="24.002cm" svg:height="5.384cm" svg:x="0.9cm" svg:y="11.126cm" presentation:class="subtitle" presentation:placeholder="true">
        <draw:text-box/>
      </draw:frame>
      <draw:frame presentation:style-name="Заглавие1-title" draw:layer="backgroundobjects" svg:width="24.002cm" svg:height="4.674cm" svg:x="0.9cm" svg:y="5.852cm" presentation:class="title" presentation:placeholder="true">
        <draw:text-box/>
      </draw:frame>
      <draw:frame presentation:style-name="Заглавие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17" draw:layer="backgroundobjects" svg:width="8.255cm" svg:height="1.27cm" svg:x="-0.001cm" svg:y="0cm" presentation:class="header">
          <draw:text-box>
            <text:list text:style-name="ML4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1" draw:text-style-name="MP19" draw:layer="backgroundobjects" svg:width="8.255cm" svg:height="1.27cm" svg:x="10.794cm" svg:y="0cm" presentation:class="date-time">
          <draw:text-box>
            <text:list text:style-name="ML4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Заглавие1-title" draw:layer="backgroundobjects" svg:width="12.7cm" svg:height="9.525cm" svg:x="3.175cm" svg:y="1.904cm" presentation:class="page"/>
        <draw:frame presentation:style-name="Заглавие1-notes" draw:layer="backgroundobjects" svg:width="13.97cm" svg:height="11.43cm" svg:x="2.54cm" svg:y="12.065cm" presentation:class="notes" presentation:placeholder="true">
          <draw:text-box/>
        </draw:frame>
        <draw:frame presentation:style-name="Mpr2" draw:text-style-name="MP17" draw:layer="backgroundobjects" svg:width="8.255cm" svg:height="1.27cm" svg:x="-0.001cm" svg:y="24.13cm" presentation:class="footer">
          <draw:text-box>
            <text:list text:style-name="ML4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2" draw:text-style-name="MP19" draw:layer="backgroundobjects" svg:width="8.255cm" svg:height="1.27cm" svg:x="10.794cm" svg:y="24.13cm" presentation:class="page-number">
          <draw:text-box>
            <text:list text:style-name="ML4">
              <text:list-header>
                <text:p text:style-name="MP18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dc:date>2024-07-11T20:51:56.215000000</dc:date>
    <meta:editing-cycles>916</meta:editing-cycles>
    <meta:editing-duration>PT39M51S</meta:editing-duration>
    <meta:generator>LibreOffice/7.1.3.2$Windows_X86_64 LibreOffice_project/47f78053abe362b9384784d31a6e56f8511eb1c1</meta:generator>
    <meta:document-statistic meta:object-count="76"/>
  </office:meta>
</office:document-meta>
</file>